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3cm" draw:marker-start-width="0.245cm" draw:marker-end="Arrow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svg:stroke-width="0.03cm" draw:marker-start-width="0.245cm" draw:marker-end="Arrow" draw:marker-end-width="0.18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2cm" svg:stroke-color="#000000" draw:marker-start="Arrow" draw:marker-start-width="0.18cm" draw:marker-end="" draw:marker-end-width="0.23cm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3cm" draw:marker-start-width="0.245cm" draw:marker-end="" draw:marker-end-width="0.2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Ultrafine_20_Dashed" svg:stroke-width="0.03cm" draw:marker-start-width="0.245cm" draw:marker-end="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Ultrafine_20_Dashed" svg:stroke-width="0.03cm" draw:marker-start-width="0.245cm" draw:marker-end="Arrow" draw:marker-end-width="0.2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04cm" svg:y1="5.009cm" svg:x2="7.13cm" svg:y2="5.001cm">
          <text:p/>
        </draw:line>
        <draw:line draw:style-name="gr1" draw:text-style-name="P1" draw:layer="layout" svg:x1="2.04cm" svg:y1="2.009cm" svg:x2="2.04cm" svg:y2="0.455cm">
          <text:p/>
        </draw:line>
        <draw:frame draw:style-name="gr2" draw:layer="layout" svg:width="0.519cm" svg:height="0.627cm" svg:x="6.858cm" svg:y="5.09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53cm" svg:height="0.627cm" svg:x="1.494cm" svg:y="-0.0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93cm" svg:height="0.627cm" svg:x="5.767cm" svg:y="3.37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3" draw:text-style-name="P1" draw:layer="layout" svg:x1="3.468cm" svg:y1="3.627cm" svg:x2="3.833cm" svg:y2="2.627cm">
          <text:p/>
        </draw:line>
        <draw:line draw:style-name="gr1" draw:text-style-name="P1" draw:layer="layout" svg:x1="2.04cm" svg:y1="5.001cm" svg:x2="5.858cm" svg:y2="3.546cm">
          <text:p/>
        </draw:line>
        <draw:frame draw:style-name="gr2" draw:layer="layout" svg:width="0.658cm" svg:height="0.315cm" svg:x="3.992cm" svg:y="3.1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ellipse draw:style-name="gr4" draw:text-style-name="P1" draw:layer="layout" svg:width="1.908cm" svg:height="1.237cm" svg:x="2.106cm" svg:y="2.99cm" draw:kind="arc" draw:start-angle="358.31" draw:end-angle="51.52">
          <text:p/>
        </draw:ellipse>
        <draw:line draw:style-name="gr5" draw:text-style-name="P1" draw:layer="layout" svg:x1="2.025cm" svg:y1="1.986cm" svg:x2="5.025cm" svg:y2="1.986cm">
          <text:p/>
        </draw:line>
        <draw:line draw:style-name="gr5" draw:text-style-name="P1" draw:layer="layout" svg:x1="2.04cm" svg:y1="5.009cm" svg:x2="2.04cm" svg:y2="2.009cm">
          <text:p/>
        </draw:line>
        <draw:line draw:style-name="gr3" draw:text-style-name="P1" draw:layer="layout" svg:x1="3.467cm" svg:y1="3.627cm" svg:x2="2.468cm" svg:y2="3.172cm">
          <text:p/>
        </draw:line>
        <draw:frame draw:style-name="gr2" draw:layer="layout" svg:width="0.87cm" svg:height="0.708cm" svg:x="3.741cm" svg:y="2.0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904cm" svg:height="0.708cm" svg:x="2.11cm" svg:y="3.1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layer="layout" svg:x1="3.457cm" svg:y1="2.359cm" svg:x2="3.468cm" svg:y2="3.627cm">
          <text:p/>
        </draw:line>
        <draw:line draw:style-name="gr6" draw:text-style-name="P1" draw:layer="layout" svg:x1="4.545cm" svg:y1="3.602cm" svg:x2="3.48cm" svg:y2="3.612cm">
          <text:p/>
        </draw:line>
        <draw:line draw:style-name="gr6" draw:text-style-name="P1" draw:layer="layout" svg:x1="2.04cm" svg:y1="4.999cm" svg:x2="0.585cm" svg:y2="5.554cm">
          <text:p/>
        </draw:line>
        <draw:custom-shape draw:style-name="gr7" draw:text-style-name="P1" draw:layer="layout" svg:width="0.181cm" svg:height="0.181cm" svg:x="4.949cm" svg:y="4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81cm" svg:height="0.181cm" svg:x="1.949cm" svg:y="4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81cm" svg:height="0.181cm" svg:x="1.949cm" svg:y="1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81cm" svg:height="0.181cm" svg:x="4.949cm" svg:y="1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04cm" svg:y1="5.009cm" svg:x2="5.04cm" svg:y2="5.009cm">
          <text:p/>
        </draw:line>
        <draw:line draw:style-name="gr5" draw:text-style-name="P1" draw:layer="layout" svg:x1="5.04cm" svg:y1="5.009cm" svg:x2="5.04cm" svg:y2="2.009cm">
          <text:p/>
        </draw:line>
        <draw:frame draw:style-name="gr2" draw:layer="layout" svg:width="2.778cm" svg:height="0.591cm" svg:x="5.04cm" svg:y="1.4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784cm" svg:height="0.591cm" svg:x="0.256cm" svg:y="4.46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954cm" svg:height="1.109cm" svg:x="5.363cm" svg:y="5.72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1" draw:layer="layout" svg:x1="3.222cm" svg:y1="5.736cm" svg:x2="7.04cm" svg:y2="4.281cm">
          <text:p/>
        </draw:line>
        <draw:frame draw:style-name="gr2" draw:layer="layout" svg:width="2.954cm" svg:height="1.109cm" svg:x="6.909cm" svg:y="2.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8" draw:text-style-name="P1" draw:layer="layout" svg:x1="5.363cm" svg:y1="6.272cm" svg:x2="4.585cm" svg:y2="5.19cm">
          <text:p/>
        </draw:line>
        <draw:line draw:style-name="gr8" draw:text-style-name="P1" draw:layer="layout" svg:x1="6.909cm" svg:y1="3.363cm" svg:x2="5.494cm" svg:y2="4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2T14:23:50</meta:creation-date>
    <dc:date>2013-04-24T13:42:14</dc:date>
    <meta:editing-duration>PT10M6S</meta:editing-duration>
    <meta:editing-cycles>6</meta:editing-cycles>
    <meta:generator>LibreOffice/3.5$Linux_X86_64 LibreOffice_project/350m1$Build-2</meta:generator>
    <meta:document-statistic meta:object-count="30"/>
  </office:meta>
</office:document-meta>
</file>

<file path=Object 1/content.xml><?xml version="1.0" encoding="utf-8"?>
<math xmlns="http://www.w3.org/1998/Math/MathML">
  <semantics>
    <mrow>
      <msub>
        <mi>x</mi>
        <mtext>pa</mtext>
      </msub>
    </mrow>
    <annotation encoding="StarMath 5.0">x_"pa"</annotation>
  </semantics>
</math>
</file>

<file path=Object 15/content.xml><?xml version="1.0" encoding="utf-8"?>
<math xmlns="http://www.w3.org/1998/Math/MathML">
  <semantics>
    <mrow>
      <mi>z</mi>
    </mrow>
    <annotation encoding="StarMath 5.0">z</annotation>
  </semantics>
</math>
</file>

<file path=Object 2/content.xml><?xml version="1.0" encoding="utf-8"?>
<math xmlns="http://www.w3.org/1998/Math/MathML">
  <semantics>
    <mrow>
      <msub>
        <mi>y</mi>
        <mtext>pa</mtext>
      </msub>
    </mrow>
    <annotation encoding="StarMath 5.0">y_"pa"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i>i</mi>
            <mo stretchy="false">+</mo>
            <mn>1,</mn>
          </mrow>
          <mrow>
            <mi>j</mi>
            <mo stretchy="false">+</mo>
            <mn>1,</mn>
          </mrow>
          <mi>k</mi>
        </mrow>
        <mo stretchy="false">)</mo>
      </mrow>
    </mrow>
    <annotation encoding="StarMath 5.0">(i+1,j+1,k)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i>y</mi>
    </mrow>
    <annotation encoding="StarMath 5.0">y</annotation>
  </semantics>
</math>
</file>

<file path=Object 6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i>k</mi>
        </mrow>
        <mo stretchy="false">)</mo>
      </mrow>
    </mrow>
    <annotation encoding="StarMath 5.0">(i,j,k)</annotation>
  </semantics>
</math>
</file>

<file path=Object 7/content.xml><?xml version="1.0" encoding="utf-8"?>
<math xmlns="http://www.w3.org/1998/Math/MathML">
  <semantics>
    <mrow>
      <mo stretchy="false">α</mo>
      <mtext/>
    </mrow>
    <annotation encoding="StarMath 5.0">%alpha%</annotation>
  </semantics>
</math>
</file>

<file path=Object 8/content.xml><?xml version="1.0" encoding="utf-8"?>
<math xmlns="http://www.w3.org/1998/Math/MathML">
  <semantics>
    <mrow>
      <mo stretchy="false">ξ</mo>
      <mrow>
        <mtext/>
        <mo stretchy="false">=</mo>
        <mtable>
          <mtr>
            <mtd>
              <mrow>
                <mrow>
                  <mo stretchy="false">+</mo>
                  <mn>1</mn>
                </mrow>
                <mi mathvariant="normal">:</mi>
                <mtext>side a</mtext>
              </mrow>
            </mtd>
          </mtr>
          <mtr>
            <mtd>
              <mrow>
                <mrow>
                  <mo stretchy="false">−</mo>
                  <mn>1</mn>
                </mrow>
                <mi mathvariant="normal">:</mi>
                <mtext>side b</mtext>
              </mrow>
            </mtd>
          </mtr>
        </mtable>
      </mrow>
    </mrow>
    <annotation encoding="StarMath 5.0">%xi% = stack{ +1: "side a" # -1: "side b" }</annotation>
  </semantics>
</math>
</file>

<file path=Object 9/content.xml><?xml version="1.0" encoding="utf-8"?>
<math xmlns="http://www.w3.org/1998/Math/MathML">
  <semantics>
    <mrow>
      <mo stretchy="false">ξ</mo>
      <mrow>
        <mtext/>
        <mo stretchy="false">=</mo>
        <mtable>
          <mtr>
            <mtd>
              <mrow>
                <mrow>
                  <mo stretchy="false">+</mo>
                  <mn>1</mn>
                </mrow>
                <mi mathvariant="normal">:</mi>
                <mtext>side b</mtext>
              </mrow>
            </mtd>
          </mtr>
          <mtr>
            <mtd>
              <mrow>
                <mrow>
                  <mo stretchy="false">−</mo>
                  <mn>1</mn>
                </mrow>
                <mi mathvariant="normal">:</mi>
                <mtext>side a</mtext>
              </mrow>
            </mtd>
          </mtr>
        </mtable>
      </mrow>
    </mrow>
    <annotation encoding="StarMath 5.0">%xi% = stack{ +1: "side b" # -1: "side a" }</annotation>
  </semantics>
</math>
</file>